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1c8537" officeooo:paragraph-rsid="001c8537"/>
    </style:style>
    <style:style style:name="P2" style:family="paragraph" style:parent-style-name="Standard">
      <style:text-properties officeooo:rsid="001dc1c5" officeooo:paragraph-rsid="001dc1c5"/>
    </style:style>
    <style:style style:name="T1" style:family="text">
      <style:text-properties officeooo:rsid="001dc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ntum Tunneling</text:p>
      <text:p text:style-name="P1">Quantum Well</text:p>
      <text:p text:style-name="P1">PN Junction</text:p>
      <text:p text:style-name="P1">Band Structure</text:p>
      <text:p text:style-name="P1">Semiconductor</text:p>
      <text:p text:style-name="P1">Josephson junction</text:p>
      <text:p text:style-name="P1"><text:a xlink:type="simple" xlink:href="file:///home/vk/Documents/Teaching/ILE/DigiQ/webpage/modules/PI-Na.html" text:style-name="Internet_20_link" text:visited-style-name="Visited_20_Internet_20_Link"><text:span text:style-name="T1">Atomic </text:span></text:a><text:a xlink:type="simple" xlink:href="file:///home/vk/Documents/Teaching/ILE/DigiQ/webpage/modules/PI-Na.html" text:style-name="Internet_20_link" text:visited-style-name="Visited_20_Internet_20_Link">Photoionization </text:a><text:a xlink:type="simple" xlink:href="file:///home/vk/Documents/Teaching/ILE/DigiQ/webpage/modules/PI-Na.html" text:style-name="Internet_20_link" text:visited-style-name="Visited_20_Internet_20_Link"><text:span text:style-name="T1">(in gas phase)</text:span></text:a></text:p>
      <text:p text:style-name="P2">Photoelectric effect in metal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06:56:32.335282264</dc:date>
    <meta:editing-duration>PT3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0" meta:character-count="152" meta:non-whitespace-character-count="140"/>
  </office:meta>
</office:document-meta>
</file>